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466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0">
      <style:text-properties style:font-name="Liberation Sans" fo:font-size="10pt" fo:language="pt" fo:country="BR" style:font-name-asian="Droid Sans Fallback" style:font-size-asian="10pt" style:language-asian="zh" style:country-asian="CN" style:font-name-complex="Droid Sans Devanagari" style:font-size-complex="10pt" style:language-complex="hi" style:country-complex="IN"/>
    </style:style>
    <style:style style:name="ce3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gradient_max</text:p>
          </table:table-cell>
          <table:table-cell table:style-name="Default" office:value-type="string" calcext:value-type="string">
            <text:p>gradient_min</text:p>
          </table:table-cell>
          <table:table-cell office:value-type="string" calcext:value-type="string">
            <text:p>gradient_med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2253" calcext:value-type="float">
            <text:p>142253</text:p>
          </table:table-cell>
          <table:table-cell office:value-type="float" office:value="65.18423462" calcext:value-type="float">
            <text:p>65,18423462</text:p>
          </table:table-cell>
          <table:table-cell office:value-type="float" office:value="5.365569951E-027" calcext:value-type="float">
            <text:p>5,37E-027</text:p>
          </table:table-cell>
          <table:table-cell office:value-type="float" office:value="4.471274376" calcext:value-type="float">
            <text:p>4,471274376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2253" calcext:value-type="float">
            <text:p>142253</text:p>
          </table:table-cell>
          <table:table-cell office:value-type="float" office:value="72.84781647" calcext:value-type="float">
            <text:p>72,84781647</text:p>
          </table:table-cell>
          <table:table-cell office:value-type="float" office:value="1.214220714E-026" calcext:value-type="float">
            <text:p>1,21E-026</text:p>
          </table:table-cell>
          <table:table-cell office:value-type="float" office:value="4.48691988" calcext:value-type="float">
            <text:p>4,48691988</text:p>
          </table:table-cell>
          <table:table-cell table:style-name="ce2" table:formula="of:=([.E3]-[.E2])/[.E2]" office:value-type="float" office:value="0.00349911517038159" calcext:value-type="float">
            <text:p>0,003499115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5502" calcext:value-type="float">
            <text:p>145502</text:p>
          </table:table-cell>
          <table:table-cell office:value-type="float" office:value="78.39219666" calcext:value-type="float">
            <text:p>78,39219666</text:p>
          </table:table-cell>
          <table:table-cell office:value-type="float" office:value="1.899080393E-022" calcext:value-type="float">
            <text:p>1,90E-022</text:p>
          </table:table-cell>
          <table:table-cell office:value-type="float" office:value="3.084380388" calcext:value-type="float">
            <text:p>3,084380388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5502" calcext:value-type="float">
            <text:p>145502</text:p>
          </table:table-cell>
          <table:table-cell office:value-type="float" office:value="91.96973419" calcext:value-type="float">
            <text:p>91,96973419</text:p>
          </table:table-cell>
          <table:table-cell office:value-type="float" office:value="3.754313903E-021" calcext:value-type="float">
            <text:p>3,75E-021</text:p>
          </table:table-cell>
          <table:table-cell office:value-type="float" office:value="3.087685347" calcext:value-type="float">
            <text:p>3,087685347</text:p>
          </table:table-cell>
          <table:table-cell table:formula="of:=([.E5]-[.E4])/[.E4]" office:value-type="float" office:value="0.00107151472394845" calcext:value-type="float">
            <text:p>0,001071514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46492" calcext:value-type="float">
            <text:p>146492</text:p>
          </table:table-cell>
          <table:table-cell office:value-type="float" office:value="90.49706268" calcext:value-type="float">
            <text:p>90,49706268</text:p>
          </table:table-cell>
          <table:table-cell office:value-type="float" office:value="2.997330102E-018" calcext:value-type="float">
            <text:p>3,00E-018</text:p>
          </table:table-cell>
          <table:table-cell office:value-type="float" office:value="2.474128008" calcext:value-type="float">
            <text:p>2,474128008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46492" calcext:value-type="float">
            <text:p>146492</text:p>
          </table:table-cell>
          <table:table-cell office:value-type="float" office:value="95.4471817" calcext:value-type="float">
            <text:p>95,4471817</text:p>
          </table:table-cell>
          <table:table-cell office:value-type="float" office:value="9.80324583E-018" calcext:value-type="float">
            <text:p>9,80E-018</text:p>
          </table:table-cell>
          <table:table-cell office:value-type="float" office:value="2.475821495" calcext:value-type="float">
            <text:p>2,475821495</text:p>
          </table:table-cell>
          <table:table-cell table:style-name="ce3" table:formula="of:=([.E7]-[.E6])/[.E6]" office:value-type="float" office:value="0.000684478327121313" calcext:value-type="float">
            <text:p>0,000684478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46934" calcext:value-type="float">
            <text:p>146934</text:p>
          </table:table-cell>
          <table:table-cell office:value-type="float" office:value="95.57801819" calcext:value-type="float">
            <text:p>95,57801819</text:p>
          </table:table-cell>
          <table:table-cell office:value-type="float" office:value="2.648662073E-015" calcext:value-type="float">
            <text:p>2,65E-015</text:p>
          </table:table-cell>
          <table:table-cell office:value-type="float" office:value="2.104433775" calcext:value-type="float">
            <text:p>2,104433775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46934" calcext:value-type="float">
            <text:p>146934</text:p>
          </table:table-cell>
          <table:table-cell office:value-type="float" office:value="96.70186615" calcext:value-type="float">
            <text:p>96,70186615</text:p>
          </table:table-cell>
          <table:table-cell office:value-type="float" office:value="3.399438408E-015" calcext:value-type="float">
            <text:p>3,40E-015</text:p>
          </table:table-cell>
          <table:table-cell office:value-type="float" office:value="2.105507851" calcext:value-type="float">
            <text:p>2,105507851</text:p>
          </table:table-cell>
          <table:table-cell table:style-name="ce3" table:formula="of:=([.E9]-[.E8])/[.E8]" office:value-type="float" office:value="0.000510387170534787" calcext:value-type="float">
            <text:p>0,000510387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47343" calcext:value-type="float">
            <text:p>147343</text:p>
          </table:table-cell>
          <table:table-cell office:value-type="float" office:value="96.75498962" calcext:value-type="float">
            <text:p>96,75498962</text:p>
          </table:table-cell>
          <table:table-cell office:value-type="float" office:value="0.0000000000001751115122" calcext:value-type="float">
            <text:p>1,75E-013</text:p>
          </table:table-cell>
          <table:table-cell office:value-type="float" office:value="1.848533154" calcext:value-type="float">
            <text:p>1,848533154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47343" calcext:value-type="float">
            <text:p>147343</text:p>
          </table:table-cell>
          <table:table-cell office:value-type="float" office:value="97.7433548" calcext:value-type="float">
            <text:p>97,7433548</text:p>
          </table:table-cell>
          <table:table-cell office:value-type="float" office:value="0.0000000000001214484784" calcext:value-type="float">
            <text:p>1,21E-013</text:p>
          </table:table-cell>
          <table:table-cell office:value-type="float" office:value="1.849188805" calcext:value-type="float">
            <text:p>1,849188805</text:p>
          </table:table-cell>
          <table:table-cell table:style-name="ce3" table:formula="of:=([.E11]-[.E10])/[.E10]" office:value-type="float" office:value="0.000354687173763278" calcext:value-type="float">
            <text:p>0,000354687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7638" calcext:value-type="float">
            <text:p>147638</text:p>
          </table:table-cell>
          <table:table-cell office:value-type="float" office:value="97.76953888" calcext:value-type="float">
            <text:p>97,76953888</text:p>
          </table:table-cell>
          <table:table-cell office:value-type="float" office:value="0.000000000002873288846" calcext:value-type="float">
            <text:p>2,87E-012</text:p>
          </table:table-cell>
          <table:table-cell office:value-type="float" office:value="1.657769799" calcext:value-type="float">
            <text:p>1,657769799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7638" calcext:value-type="float">
            <text:p>147638</text:p>
          </table:table-cell>
          <table:table-cell office:value-type="float" office:value="99.22698212" calcext:value-type="float">
            <text:p>99,22698212</text:p>
          </table:table-cell>
          <table:table-cell office:value-type="float" office:value="0.0000000000004287468546" calcext:value-type="float">
            <text:p>4,29E-013</text:p>
          </table:table-cell>
          <table:table-cell office:value-type="float" office:value="1.658600211" calcext:value-type="float">
            <text:p>1,658600211</text:p>
          </table:table-cell>
          <table:table-cell table:formula="of:=([.E13]-[.E12])/[.E12]" office:value-type="float" office:value="0.000500921177657431" calcext:value-type="float">
            <text:p>0,000500921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8079" calcext:value-type="float">
            <text:p>148079</text:p>
          </table:table-cell>
          <table:table-cell office:value-type="float" office:value="99.23677826" calcext:value-type="float">
            <text:p>99,23677826</text:p>
          </table:table-cell>
          <table:table-cell office:value-type="float" office:value="0.00000000001699937066" calcext:value-type="float">
            <text:p>1,70E-011</text:p>
          </table:table-cell>
          <table:table-cell office:value-type="float" office:value="1.508374572" calcext:value-type="float">
            <text:p>1,508374572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8079" calcext:value-type="float">
            <text:p>148079</text:p>
          </table:table-cell>
          <table:table-cell office:value-type="float" office:value="99.70861816" calcext:value-type="float">
            <text:p>99,70861816</text:p>
          </table:table-cell>
          <table:table-cell office:value-type="float" office:value="0.00000000003608426752" calcext:value-type="float">
            <text:p>3,61E-011</text:p>
          </table:table-cell>
          <table:table-cell office:value-type="float" office:value="1.508677125" calcext:value-type="float">
            <text:p>1,508677125</text:p>
          </table:table-cell>
          <table:table-cell table:formula="of:=([.E15]-[.E14])/[.E14]" office:value-type="float" office:value="0.000200582140282884" calcext:value-type="float">
            <text:p>0,000200582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48251" calcext:value-type="float">
            <text:p>148251</text:p>
          </table:table-cell>
          <table:table-cell office:value-type="float" office:value="99.71786499" calcext:value-type="float">
            <text:p>99,71786499</text:p>
          </table:table-cell>
          <table:table-cell office:value-type="float" office:value="0.0000000001389484083" calcext:value-type="float">
            <text:p>1,39E-010</text:p>
          </table:table-cell>
          <table:table-cell office:value-type="float" office:value="1.386457205" calcext:value-type="float">
            <text:p>1,386457205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48251" calcext:value-type="float">
            <text:p>148251</text:p>
          </table:table-cell>
          <table:table-cell office:value-type="float" office:value="100.0866318" calcext:value-type="float">
            <text:p>100,0866318</text:p>
          </table:table-cell>
          <table:table-cell office:value-type="float" office:value="0.0000000001559910534" calcext:value-type="float">
            <text:p>1,56E-010</text:p>
          </table:table-cell>
          <table:table-cell office:value-type="float" office:value="1.386691451" calcext:value-type="float">
            <text:p>1,386691451</text:p>
          </table:table-cell>
          <table:table-cell table:formula="of:=([.E17]-[.E16])/[.E16]" office:value-type="float" office:value="0.000168952924875724" calcext:value-type="float">
            <text:p>0,0001689529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48363" calcext:value-type="float">
            <text:p>148363</text:p>
          </table:table-cell>
          <table:table-cell office:value-type="float" office:value="100.09272" calcext:value-type="float">
            <text:p>100,09272</text:p>
          </table:table-cell>
          <table:table-cell office:value-type="float" office:value="0.00000000105933684" calcext:value-type="float">
            <text:p>1,06E-009</text:p>
          </table:table-cell>
          <table:table-cell office:value-type="float" office:value="1.284429789" calcext:value-type="float">
            <text:p>1,284429789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48363" calcext:value-type="float">
            <text:p>148363</text:p>
          </table:table-cell>
          <table:table-cell office:value-type="float" office:value="100.3987885" calcext:value-type="float">
            <text:p>100,3987885</text:p>
          </table:table-cell>
          <table:table-cell office:value-type="float" office:value="0.0000000002607158933" calcext:value-type="float">
            <text:p>2,61E-010</text:p>
          </table:table-cell>
          <table:table-cell office:value-type="float" office:value="1.284621954" calcext:value-type="float">
            <text:p>1,284621954</text:p>
          </table:table-cell>
          <table:table-cell table:style-name="ce3" table:formula="of:=([.E19]-[.E18])/[.E18]" office:value-type="float" office:value="0.000149611136120929" calcext:value-type="float">
            <text:p>0,000149611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48525" calcext:value-type="float">
            <text:p>148525</text:p>
          </table:table-cell>
          <table:table-cell office:value-type="float" office:value="100.402916" calcext:value-type="float">
            <text:p>100,402916</text:p>
          </table:table-cell>
          <table:table-cell office:value-type="float" office:value="0.000000001406420425" calcext:value-type="float">
            <text:p>1,41E-009</text:p>
          </table:table-cell>
          <table:table-cell office:value-type="float" office:value="1.196273685" calcext:value-type="float">
            <text:p>1,196273685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48525" calcext:value-type="float">
            <text:p>148525</text:p>
          </table:table-cell>
          <table:table-cell office:value-type="float" office:value="100.8866806" calcext:value-type="float">
            <text:p>100,8866806</text:p>
          </table:table-cell>
          <table:table-cell office:value-type="float" office:value="0.0000000006914535056" calcext:value-type="float">
            <text:p>6,91E-010</text:p>
          </table:table-cell>
          <table:table-cell office:value-type="float" office:value="1.196576595" calcext:value-type="float">
            <text:p>1,196576595</text:p>
          </table:table-cell>
          <table:table-cell table:style-name="ce3" table:formula="of:=([.E21]-[.E20])/[.E20]" office:value-type="float" office:value="0.000253211287515737" calcext:value-type="float">
            <text:p>0,000253211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48791" calcext:value-type="float">
            <text:p>148791</text:p>
          </table:table-cell>
          <table:table-cell office:value-type="float" office:value="100.8247375" calcext:value-type="float">
            <text:p>100,8247375</text:p>
          </table:table-cell>
          <table:table-cell office:value-type="float" office:value="0.00000001505689795" calcext:value-type="float">
            <text:p>1,51E-008</text:p>
          </table:table-cell>
          <table:table-cell office:value-type="float" office:value="1.119713664" calcext:value-type="float">
            <text:p>1,119713664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/>
          <table:table-cell table:formula="of:=AVERAGE([.F3];[.F5];[.F7];[.F9];[.F11];[.F13];[.F15];[.F17];[.F19];[.F21])" office:value-type="float" office:value="0.000739346123220212" calcext:value-type="float">
            <text:p>0,00073934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26T11:13:37.313901600</dc:date>
    <meta:document-statistic meta:table-count="1" meta:cell-count="121" meta:object-count="0"/>
    <meta:generator>LibreOffice/4.1.4.2$Linux_X86_64 LibreOffice_project/410m0$Build-2</meta:generator>
  </office:meta>
</office:document-meta>
</file>